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0846" officeooo:paragraph-rsid="002b0bb3" style:font-size-asian="12pt" style:language-asian="tr" style:country-asian="TR" style:font-weight-asian="normal" style:font-name-complex="Times New Roman" style:font-size-complex="12pt" style:font-weight-complex="normal"/>
    </style:style>
    <style:style style:name="P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5"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 style:font-size-complex="12pt" style:font-weight-complex="normal"/>
    </style:style>
    <style:style style:name="P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74e0c" officeooo:paragraph-rsid="00c74e0c" style:font-size-asian="12pt" style:language-asian="tr" style:country-asian="TR" style:font-weight-asian="normal" style:font-name-complex="Times New Roman" style:font-size-complex="12pt" style:font-weight-complex="normal"/>
    </style:style>
    <style:style style:name="P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b3b1" officeooo:paragraph-rsid="00c9b3b1" style:font-size-asian="12pt" style:language-asian="tr" style:country-asian="TR" style:font-weight-asian="normal" style:font-name-complex="Times New Roman" style:font-size-complex="12pt" style:font-weight-complex="normal"/>
    </style:style>
    <style:style style:name="P10"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 style:font-size-complex="12pt" style:font-weight-complex="normal"/>
    </style:style>
    <style:style style:name="P11"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 style:font-size-complex="12pt" style:font-weight-complex="normal"/>
    </style:style>
    <style:style style:name="P1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bdfd10" officeooo:paragraph-rsid="00bdfd10" style:font-size-asian="12pt" style:language-asian="tr" style:country-asian="TR" style:font-weight-asian="bold" style:font-name-complex="Times New Roman"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officeooo:paragraph-rsid="00bdfd10"/>
    </style:style>
    <style:style style:name="P14" style:family="paragraph" style:parent-style-name="Standard">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15"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6b7db" officeooo:paragraph-rsid="00c6b7db"/>
    </style:style>
    <style:style style:name="P16"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4dbb2" officeooo:paragraph-rsid="00c4dbb2"/>
    </style:style>
    <style:style style:name="P17" style:family="paragraph" style:parent-style-name="Standard" style:list-style-name="L9">
      <style:paragraph-properties fo:margin-top="0cm" fo:margin-bottom="0cm" style:contextual-spacing="false" style:line-height-at-least="0cm" fo:text-align="start" style:justify-single-word="false" style:writing-mode="page"/>
      <style:text-properties style:font-name="Ubuntu Condensed" officeooo:paragraph-rsid="00bdfd10"/>
    </style:style>
    <style:style style:name="P18"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19"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20"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 style:font-size-complex="12pt" style:font-weight-complex="normal"/>
    </style:style>
    <style:style style:name="P22"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dbb2" officeooo:paragraph-rsid="00c4dbb2" style:font-size-asian="12pt" style:language-asian="tr" style:country-asian="TR" style:font-weight-asian="normal" style:font-name-complex="Times New Roman" style:font-size-complex="12pt" style:font-weight-complex="normal"/>
    </style:style>
    <style:style style:name="P23" style:family="paragraph" style:parent-style-name="Standard" style:list-style-name="L2">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00402" officeooo:paragraph-rsid="00bdfd10" style:font-size-asian="12pt" style:language-asian="tr" style:country-asian="TR" style:font-weight-asian="normal" style:font-name-complex="Times New Roman" style:font-size-complex="12pt" style:font-weight-complex="normal"/>
    </style:style>
    <style:style style:name="P25"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26" style:family="paragraph" style:parent-style-name="Standard" style:list-style-name="L8">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1bf7a" style:font-size-asian="12pt" style:language-asian="tr" style:country-asian="TR" style:font-weight-asian="normal" style:font-name-complex="Times New Roman" style:font-size-complex="12pt" style:font-weight-complex="normal"/>
    </style:style>
    <style:style style:name="P27" style:family="paragraph" style:parent-style-name="Standard" style:list-style-name="L8">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 style:font-size-complex="12pt" style:font-weight-complex="normal"/>
    </style:style>
    <style:style style:name="P28" style:family="paragraph" style:parent-style-name="Standard" style:list-style-name="L4">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 style:font-size-complex="12pt" style:font-weight-complex="normal"/>
    </style:style>
    <style:style style:name="P29"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 style:font-size-complex="12pt" style:font-weight-complex="normal"/>
    </style:style>
    <style:style style:name="P30"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ce8943" style:font-size-asian="12pt" style:language-asian="tr" style:country-asian="TR" style:font-weight-asian="normal" style:font-name-complex="Times New Roman" style:font-size-complex="12pt" style:font-weight-complex="normal"/>
    </style:style>
    <style:style style:name="P31" style:family="paragraph" style:parent-style-name="Standard" style:list-style-name="L7">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33" style:family="paragraph" style:parent-style-name="Standard" style:list-style-name="L9">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34"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c8ad95" style:font-size-asian="12pt" style:language-asian="tr" style:country-asian="TR" style:font-weight-asian="normal" style:font-name-complex="Times New Roman" style:font-size-complex="12pt" style:font-weight-complex="normal"/>
    </style:style>
    <style:style style:name="P3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d7d0b9" style:font-size-asian="12pt" style:language-asian="tr" style:country-asian="TR" style:font-weight-asian="normal" style:font-name-complex="Times New Roman" style:font-size-complex="12pt" style:font-weight-complex="normal"/>
    </style:style>
    <style:style style:name="P36" style:family="paragraph" style:parent-style-name="Standard" style:list-style-name="L1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 style:font-size-complex="12pt" style:font-weight-complex="normal"/>
    </style:style>
    <style:style style:name="P37" style:family="paragraph" style:parent-style-name="Standard" style:list-style-name="L1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71539" style:font-size-asian="12pt" style:language-asian="tr" style:country-asian="TR" style:font-weight-asian="normal" style:font-name-complex="Times New Roman" style:font-size-complex="12pt" style:font-weight-complex="normal"/>
    </style:style>
    <style:style style:name="P3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d1c229" style:font-size-asian="12pt" style:language-asian="tr" style:country-asian="TR" style:font-weight-asian="normal" style:font-name-complex="Times New Roman" style:font-size-complex="12pt" style:font-weight-complex="normal"/>
    </style:style>
    <style:style style:name="P39" style:family="paragraph" style:parent-style-name="Standard" style:list-style-name="L16">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41815" style:font-size-asian="12pt" style:language-asian="tr" style:country-asian="TR" style:font-weight-asian="normal" style:font-name-complex="Times New Roman" style:font-size-complex="12pt" style:font-weight-complex="normal"/>
    </style:style>
    <style:style style:name="P40" style:family="paragraph" style:parent-style-name="Standard" style:list-style-name="L2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d71539" style:font-size-asian="12pt" style:language-asian="tr" style:country-asian="TR" style:font-weight-asian="normal" style:font-name-complex="Times New Roman" style:font-size-complex="12pt" style:font-weight-complex="normal"/>
    </style:style>
    <style:style style:name="P41" style:family="paragraph" style:parent-style-name="Standard" style:list-style-name="L20">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d71539" style:font-size-asian="12pt" style:language-asian="tr" style:country-asian="TR" style:font-weight-asian="normal" style:font-name-complex="Times New Roman" style:font-size-complex="12pt" style:font-weight-complex="normal"/>
    </style:style>
    <style:style style:name="P42" style:family="paragraph" style:parent-style-name="Standard" style:list-style-name="L14">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 style:font-size-complex="12pt" style:font-weight-complex="normal"/>
    </style:style>
    <style:style style:name="P43" style:family="paragraph" style:parent-style-name="Standard" style:list-style-name="L17">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d41815" style:font-size-asian="12pt" style:language-asian="tr" style:country-asian="TR" style:font-weight-asian="normal" style:font-name-complex="Times New Roman" style:font-size-complex="12pt" style:font-weight-complex="normal"/>
    </style:style>
    <style:style style:name="P44"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fo:font-size="12pt" fo:font-weight="normal" officeooo:rsid="00ce8943" officeooo:paragraph-rsid="00d04fdf"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04fdf" officeooo:paragraph-rsid="00d04fdf"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d0d096" officeooo:paragraph-rsid="00d0d096"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0d096" officeooo:paragraph-rsid="00d2db56"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8ad95" officeooo:paragraph-rsid="00d2db56"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71539" officeooo:paragraph-rsid="00d71539"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d79885" officeooo:paragraph-rsid="00d7988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c8ad95" officeooo:paragraph-rsid="00d41815" style:font-size-asian="12pt" style:language-asian="tr" style:country-asian="TR" style:font-weight-asian="bold" style:font-name-complex="Times New Roman" style:font-size-complex="12pt" style:font-weight-complex="bold"/>
    </style:style>
    <style:style style:name="P5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bdfd10" officeooo:paragraph-rsid="00bdfd10" style:font-size-asian="12pt" style:language-asian="tr" style:country-asian="TR" style:font-weight-asian="bold" style:font-name-complex="Times New Roman" style:font-size-complex="12pt" style:font-weight-complex="bold"/>
    </style:style>
    <style:style style:name="P53" style:family="paragraph" style:parent-style-name="Standard" style:list-style-name="L1">
      <style:paragraph-properties fo:margin-top="0cm" fo:margin-bottom="0cm" style:contextual-spacing="false" style:line-height-at-least="0cm" fo:text-align="start" style:justify-single-word="false" style:writing-mode="page"/>
      <style:text-properties style:font-name="Ubuntu Condensed" officeooo:rsid="00c426af" officeooo:paragraph-rsid="00c426af"/>
    </style:style>
    <style:style style:name="P54" style:family="paragraph" style:parent-style-name="Standard" style:list-style-name="L9">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55"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c8ad95"/>
    </style:style>
    <style:style style:name="P56"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d04fdf"/>
    </style:style>
    <style:style style:name="P57" style:family="paragraph" style:parent-style-name="Standard" style:list-style-name="L6">
      <style:paragraph-properties fo:margin-top="0cm" fo:margin-bottom="0cm" style:contextual-spacing="false" style:line-height-at-least="0cm" fo:text-align="start" style:justify-single-word="false" style:writing-mode="page"/>
      <style:text-properties officeooo:paragraph-rsid="00d0d096"/>
    </style:style>
    <style:style style:name="P58" style:family="paragraph" style:parent-style-name="Standard" style:list-style-name="L11">
      <style:paragraph-properties fo:margin-top="0cm" fo:margin-bottom="0cm" style:contextual-spacing="false" style:line-height-at-least="0cm" fo:text-align="start" style:justify-single-word="false" style:writing-mode="page"/>
      <style:text-properties officeooo:paragraph-rsid="00d2db56"/>
    </style:style>
    <style:style style:name="P59" style:family="paragraph" style:parent-style-name="Standard" style:list-style-name="L14">
      <style:paragraph-properties fo:margin-top="0cm" fo:margin-bottom="0cm" style:contextual-spacing="false" style:line-height-at-least="0cm" fo:text-align="start" style:justify-single-word="false" style:writing-mode="page"/>
      <style:text-properties officeooo:paragraph-rsid="00c1bf7a"/>
    </style:style>
    <style:style style:name="P60" style:family="paragraph" style:parent-style-name="Standard" style:list-style-name="L14">
      <style:paragraph-properties fo:margin-top="0cm" fo:margin-bottom="0cm" style:contextual-spacing="false" style:line-height-at-least="0cm" fo:text-align="start" style:justify-single-word="false" style:writing-mode="page"/>
      <style:text-properties officeooo:paragraph-rsid="00d54de7"/>
    </style:style>
    <style:style style:name="P6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officeooo:paragraph-rsid="00d1c229"/>
    </style:style>
    <style:style style:name="P62" style:family="paragraph" style:parent-style-name="Standard" style:list-style-name="L15">
      <style:paragraph-properties fo:margin-top="0cm" fo:margin-bottom="0cm" style:contextual-spacing="false" style:line-height-at-least="0cm" fo:text-align="start" style:justify-single-word="false" style:writing-mode="page"/>
      <style:text-properties officeooo:paragraph-rsid="00d41815"/>
    </style:style>
    <style:style style:name="P63" style:family="paragraph" style:parent-style-name="Standard" style:list-style-name="L16">
      <style:paragraph-properties fo:margin-top="0cm" fo:margin-bottom="0cm" style:contextual-spacing="false" style:line-height-at-least="0cm" fo:text-align="start" style:justify-single-word="false" style:writing-mode="page"/>
      <style:text-properties officeooo:paragraph-rsid="00d71539"/>
    </style:style>
    <style:style style:name="P64" style:family="paragraph" style:parent-style-name="Standard" style:list-style-name="L17">
      <style:paragraph-properties fo:margin-top="0cm" fo:margin-bottom="0cm" style:contextual-spacing="false" style:line-height-at-least="0cm" fo:text-align="start" style:justify-single-word="false" style:writing-mode="page"/>
      <style:text-properties officeooo:paragraph-rsid="00bf7c93"/>
    </style:style>
    <style:style style:name="P65" style:family="paragraph" style:parent-style-name="Standard" style:list-style-name="L17">
      <style:paragraph-properties fo:margin-top="0cm" fo:margin-bottom="0cm" style:contextual-spacing="false" style:line-height-at-least="0cm" fo:text-align="start" style:justify-single-word="false" style:writing-mode="page"/>
      <style:text-properties officeooo:paragraph-rsid="00d41815"/>
    </style:style>
    <style:style style:name="P66" style:family="paragraph" style:parent-style-name="Standard" style:list-style-name="L19">
      <style:paragraph-properties fo:margin-top="0cm" fo:margin-bottom="0cm" style:contextual-spacing="false" style:line-height-at-least="0cm" fo:text-align="start" style:justify-single-word="false" style:writing-mode="page"/>
      <style:text-properties officeooo:paragraph-rsid="00d1c229"/>
    </style:style>
    <style:style style:name="P67" style:family="paragraph" style:parent-style-name="Standard" style:list-style-name="L11">
      <style:paragraph-properties fo:margin-top="0cm" fo:margin-bottom="0cm" style:contextual-spacing="false" style:line-height-at-least="0cm" fo:text-align="start" style:justify-single-word="false" style:writing-mode="page"/>
      <style:text-properties officeooo:rsid="00cc1af6" officeooo:paragraph-rsid="00d2db56"/>
    </style:style>
    <style:style style:name="P68" style:family="paragraph" style:parent-style-name="Standard" style:list-style-name="L17">
      <style:paragraph-properties fo:margin-top="0cm" fo:margin-bottom="0cm" style:contextual-spacing="false" style:line-height-at-least="0cm" fo:text-align="start" style:justify-single-word="false" style:writing-mode="page"/>
      <style:text-properties officeooo:rsid="00d41815" officeooo:paragraph-rsid="00d41815"/>
    </style:style>
    <style:style style:name="P6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 style:font-size-complex="12pt" style:font-weight-complex="normal"/>
    </style:style>
    <style:style style:name="P7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d7d0b9" style:font-size-asian="12pt" style:language-asian="tr" style:country-asian="TR" style:font-weight-asian="normal" style:font-name-complex="Times New Roman" style:font-size-complex="12pt" style:font-weight-complex="normal"/>
    </style:style>
    <style:style style:name="P71" style:family="paragraph" style:parent-style-name="Text_20_body">
      <style:text-properties officeooo:paragraph-rsid="00d7d0b9"/>
    </style:style>
    <style:style style:name="T1" style:family="text">
      <style:text-properties fo:font-size="12pt" fo:font-weight="normal" style:font-size-asian="12pt" style:language-asian="tr" style:country-asian="TR" style:font-weight-asian="normal" style:font-name-complex="Times New Roman" style:font-size-complex="12pt" style:font-weight-complex="normal"/>
    </style:style>
    <style:style style:name="T2" style:family="text">
      <style:text-properties fo:font-size="12pt" fo:font-weight="normal" officeooo:rsid="00c426af" style:font-size-asian="12pt" style:language-asian="tr" style:country-asian="TR" style:font-weight-asian="normal" style:font-name-complex="Times New Roman" style:font-size-complex="12pt" style:font-weight-complex="normal"/>
    </style:style>
    <style:style style:name="T3" style:family="text">
      <style:text-properties fo:font-size="12pt" fo:font-weight="normal" officeooo:rsid="00c00402" style:font-size-asian="12pt" style:language-asian="tr" style:country-asian="TR" style:font-weight-asian="normal" style:font-name-complex="Times New Roman" style:font-size-complex="12pt" style:font-weight-complex="normal"/>
    </style:style>
    <style:style style:name="T4" style:family="text">
      <style:text-properties fo:font-size="12pt" fo:font-weight="normal" officeooo:rsid="00bdfd10" style:font-size-asian="12pt" style:language-asian="tr" style:country-asian="TR" style:font-weight-asian="normal" style:font-name-complex="Times New Roman" style:font-size-complex="12pt" style:font-weight-complex="normal"/>
    </style:style>
    <style:style style:name="T5" style:family="text">
      <style:text-properties fo:font-size="12pt" fo:font-weight="normal" officeooo:rsid="00bf7c93" style:font-size-asian="12pt" style:language-asian="tr" style:country-asian="TR" style:font-weight-asian="normal" style:font-name-complex="Times New Roman" style:font-size-complex="12pt" style:font-weight-complex="normal"/>
    </style:style>
    <style:style style:name="T6" style:family="text">
      <style:text-properties fo:font-size="12pt" fo:font-weight="normal" officeooo:rsid="00c8ad95" style:font-size-asian="12pt" style:language-asian="tr" style:country-asian="TR" style:font-weight-asian="normal" style:font-name-complex="Times New Roman" style:font-size-complex="12pt" style:font-weight-complex="normal"/>
    </style:style>
    <style:style style:name="T7" style:family="text">
      <style:text-properties fo:font-size="12pt" fo:font-weight="normal" officeooo:rsid="00cbd435" style:font-size-asian="12pt" style:language-asian="tr" style:country-asian="TR" style:font-weight-asian="normal" style:font-name-complex="Times New Roman" style:font-size-complex="12pt" style:font-weight-complex="normal"/>
    </style:style>
    <style:style style:name="T8" style:family="text">
      <style:text-properties fo:font-size="12pt" fo:font-weight="normal" officeooo:rsid="00cc1af6" style:font-size-asian="12pt" style:language-asian="tr" style:country-asian="TR" style:font-weight-asian="normal" style:font-name-complex="Times New Roman" style:font-size-complex="12pt" style:font-weight-complex="normal"/>
    </style:style>
    <style:style style:name="T9" style:family="text">
      <style:text-properties fo:font-size="12pt" fo:font-weight="normal" officeooo:rsid="00cdda1d" style:font-size-asian="12pt" style:language-asian="tr" style:country-asian="TR" style:font-weight-asian="normal" style:font-name-complex="Times New Roman" style:font-size-complex="12pt" style:font-weight-complex="normal"/>
    </style:style>
    <style:style style:name="T10" style:family="text">
      <style:text-properties fo:font-size="12pt" fo:font-weight="normal" officeooo:rsid="00d04fdf" style:font-size-asian="12pt" style:language-asian="tr" style:country-asian="TR" style:font-weight-asian="normal" style:font-name-complex="Times New Roman" style:font-size-complex="12pt" style:font-weight-complex="normal"/>
    </style:style>
    <style:style style:name="T11" style:family="text">
      <style:text-properties officeooo:rsid="00bdfd10"/>
    </style:style>
    <style:style style:name="T12" style:family="text">
      <style:text-properties officeooo:rsid="00c00402"/>
    </style:style>
    <style:style style:name="T13" style:family="text">
      <style:text-properties officeooo:rsid="00c33554"/>
    </style:style>
    <style:style style:name="T14" style:family="text">
      <style:text-properties officeooo:rsid="00c426af"/>
    </style:style>
    <style:style style:name="T15" style:family="text">
      <style:text-properties officeooo:rsid="00c8ad95"/>
    </style:style>
    <style:style style:name="T16" style:family="text">
      <style:text-properties style:font-name="Ubuntu Condensed" fo:font-size="12pt" fo:font-weight="normal" style:font-size-asian="12pt" style:language-asian="tr" style:country-asian="TR" style:font-weight-asian="normal" style:font-name-complex="Times New Roman" style:font-size-complex="12pt" style:font-weight-complex="normal"/>
    </style:style>
    <style:style style:name="T17" style:family="text">
      <style:text-properties style:font-name="Ubuntu Condensed" fo:font-size="12pt" fo:font-weight="normal" officeooo:rsid="00bdfd10" style:font-size-asian="12pt" style:language-asian="tr" style:country-asian="TR" style:font-weight-asian="normal" style:font-name-complex="Times New Roman" style:font-size-complex="12pt" style:font-weight-complex="normal"/>
    </style:style>
    <style:style style:name="T18" style:family="text">
      <style:text-properties style:font-name="Ubuntu Condensed" fo:font-size="12pt" fo:font-weight="normal" officeooo:rsid="00c8ad95" style:font-size-asian="12pt" style:language-asian="tr" style:country-asian="TR" style:font-weight-asian="normal" style:font-name-complex="Times New Roman" style:font-size-complex="12pt" style:font-weight-complex="normal"/>
    </style:style>
    <style:style style:name="T19" style:family="text">
      <style:text-properties style:font-name="Ubuntu Condensed" fo:font-size="12pt" fo:font-weight="normal" officeooo:rsid="00cc1af6" style:font-size-asian="12pt" style:language-asian="tr" style:country-asian="TR" style:font-weight-asian="normal" style:font-name-complex="Times New Roman" style:font-size-complex="12pt" style:font-weight-complex="normal"/>
    </style:style>
    <style:style style:name="T20" style:family="text">
      <style:text-properties style:font-name="Ubuntu Condensed" fo:font-size="12pt" fo:font-weight="normal" officeooo:rsid="00d04fdf" style:font-size-asian="12pt" style:language-asian="tr" style:country-asian="TR" style:font-weight-asian="normal" style:font-name-complex="Times New Roman" style:font-size-complex="12pt" style:font-weight-complex="normal"/>
    </style:style>
    <style:style style:name="T21" style:family="text">
      <style:text-properties style:font-name="Ubuntu Condensed" fo:font-size="12pt" fo:font-weight="normal" officeooo:rsid="00ce8943" style:font-size-asian="12pt" style:language-asian="tr" style:country-asian="TR" style:font-weight-asian="normal" style:font-name-complex="Times New Roman" style:font-size-complex="12pt" style:font-weight-complex="normal"/>
    </style:style>
    <style:style style:name="T22" style:family="text">
      <style:text-properties style:font-name="Ubuntu Condensed" fo:font-size="12pt" fo:font-weight="normal" officeooo:rsid="00d0d096" style:font-size-asian="12pt" style:language-asian="tr" style:country-asian="TR" style:font-weight-asian="normal" style:font-name-complex="Times New Roman" style:font-size-complex="12pt" style:font-weight-complex="normal"/>
    </style:style>
    <style:style style:name="T23" style:family="text">
      <style:text-properties style:font-name="Ubuntu Condensed" fo:font-size="12pt" fo:font-weight="normal" officeooo:rsid="00bf7c93" style:font-size-asian="12pt" style:language-asian="tr" style:country-asian="TR" style:font-weight-asian="normal" style:font-name-complex="Times New Roman" style:font-size-complex="12pt" style:font-weight-complex="normal"/>
    </style:style>
    <style:style style:name="T24" style:family="text">
      <style:text-properties style:font-name="Ubuntu Condensed" fo:font-size="12pt" fo:font-weight="normal" officeooo:rsid="00c1bf7a" style:font-size-asian="12pt" style:language-asian="tr" style:country-asian="TR" style:font-weight-asian="normal" style:font-name-complex="Times New Roman" style:font-size-complex="12pt" style:font-weight-complex="normal"/>
    </style:style>
    <style:style style:name="T25" style:family="text">
      <style:text-properties style:font-name="Ubuntu Condensed" fo:font-size="12pt" fo:font-weight="normal" officeooo:rsid="00d2db56" style:font-size-asian="12pt" style:language-asian="tr" style:country-asian="TR" style:font-weight-asian="normal" style:font-name-complex="Times New Roman" style:font-size-complex="12pt" style:font-weight-complex="normal"/>
    </style:style>
    <style:style style:name="T26" style:family="text">
      <style:text-properties style:font-name="Ubuntu Condensed" fo:font-size="12pt" fo:font-weight="normal" officeooo:rsid="00c33554" style:font-size-asian="12pt" style:language-asian="tr" style:country-asian="TR" style:font-weight-asian="normal" style:font-name-complex="Times New Roman" style:font-size-complex="12pt" style:font-weight-complex="normal"/>
    </style:style>
    <style:style style:name="T27" style:family="text">
      <style:text-properties style:font-name="Ubuntu Condensed" fo:font-size="12pt" fo:font-weight="bold" officeooo:rsid="00c8ad95" style:font-size-asian="12pt" style:language-asian="tr" style:country-asian="TR" style:font-weight-asian="bold" style:font-name-complex="Times New Roman" style:font-size-complex="12pt" style:font-weight-complex="bold"/>
    </style:style>
    <style:style style:name="T28" style:family="text">
      <style:text-properties style:font-name="Ubuntu Condensed" fo:font-size="12pt" fo:font-weight="bold" officeooo:rsid="00d41815" style:font-size-asian="12pt" style:language-asian="tr" style:country-asian="TR" style:font-weight-asian="bold" style:font-name-complex="Times New Roman" style:font-size-complex="12pt" style:font-weight-complex="bold"/>
    </style:style>
    <style:style style:name="T29" style:family="text">
      <style:text-properties style:font-name="Ubuntu Condensed" fo:font-size="12pt" fo:font-weight="bold" officeooo:rsid="00d71539" style:font-size-asian="12pt" style:language-asian="tr" style:country-asian="TR" style:font-weight-asian="bold" style:font-name-complex="Times New Roman" style:font-size-complex="12pt" style:font-weight-complex="bold"/>
    </style:style>
    <style:style style:name="T30" style:family="text">
      <style:text-properties officeooo:rsid="00c9b3b1"/>
    </style:style>
    <style:style style:name="T31" style:family="text">
      <style:text-properties officeooo:rsid="00cbd435"/>
    </style:style>
    <style:style style:name="T32" style:family="text">
      <style:text-properties officeooo:rsid="00cc1af6"/>
    </style:style>
    <style:style style:name="T33" style:family="text">
      <style:text-properties officeooo:rsid="00ce8943"/>
    </style:style>
    <style:style style:name="T34" style:family="text">
      <style:text-properties officeooo:rsid="00d0d096"/>
    </style:style>
    <style:style style:name="T35" style:family="text">
      <style:text-properties officeooo:rsid="00d1c229"/>
    </style:style>
    <style:style style:name="T36" style:family="text">
      <style:text-properties officeooo:rsid="00d2db56"/>
    </style:style>
    <style:style style:name="T37" style:family="text">
      <style:text-properties officeooo:rsid="00d41815"/>
    </style:style>
    <style:style style:name="T38" style:family="text">
      <style:text-properties officeooo:rsid="00d7153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auto-grow-height="false" fo:min-height="0.196cm" fo:min-width="0.53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auto-grow-height="false" fo:min-height="0.159cm" fo:min-width="0.522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Kira Sözleşmesi </text:p>
      <text:list xml:id="list1941478365" text:style-name="L1">
        <text:list-item>
          <text:p text:style-name="P15"><text:span text:style-name="T1">İlk Amaç para kazanmaktır, iyilik 2. planda kalmalıdır. Para kazanamıyorsan iyilik yapamazsın, birde beceriksiz derler. İşini yap, kuralları uygula, </text:span><text:span text:style-name="T7">t</text:span><text:span text:style-name="T1">icaretine iyiliği karıştırma. Paranı Al. Sonra İstersen kazandığın paranın tümüyle iyilik yap. </text:span></text:p>
        </text:list-item>
        <text:list-item>
          <text:p text:style-name="P15"><text:span text:style-name="T1">Kiraya verenin mal sahibi olması gerekli değildir. Mal sahibinin </text:span><text:span text:style-name="T7">mahkemede</text:span><text:span text:style-name="T1"> “benim haberim yok” diye şikayette bulunması sorun oluşturulabilir. </text:span><text:span text:style-name="T7">Her kişi istediği herşeyi, istediği herkese kiraya verebilir.</text:span></text:p>
        </text:list-item>
        <text:list-item>
          <text:p text:style-name="P15"><text:span text:style-name="T1">Tüm işlemleri kiraya veren kendi adına yapar. Vekalet</text:span><text:span text:style-name="T7">name ile kanunen</text:span><text:span text:style-name="T1"> kira işlemi yapılamaz. </text:span></text:p>
        </text:list-item>
        <text:list-item>
          <text:p text:style-name="P16"><text:span text:style-name="T2">B</text:span><text:span text:style-name="T1">urda yazılan kurallar sağlanmıyorsa sözleşme yapılmamalıdır. Her zaman şartları sağlayacak kiracı bulunur.</text:span></text:p>
        </text:list-item>
        <text:list-item>
          <text:p text:style-name="P16"><text:span text:style-name="T1">Kanunları bilen kiracı ile sözleşme yapılmamalıdır. Başa bela olur, </text:span><text:span text:style-name="T7">uğraştırır. İşi bilen kiracı kirayı ödemek koşuşuyla en az 12 yıl oturur. 12. yılın sonunda tahliye davası açılabilir. </text:span><text:span text:style-name="T1"><text:s/></text:span></text:p>
        </text:list-item>
        <text:list-item>
          <text:p text:style-name="P18">Bedel olmalıdır. Bedelsiz sözleşme sadece 1. derece akrabalar ile yapılabilir.</text:p>
        </text:list-item>
        <text:list-item>
          <text:p text:style-name="P53"><text:span text:style-name="T7">Sözleşmede, ö</text:span><text:span text:style-name="T1">deme tarihi </text:span><text:span text:style-name="T7">önemlidir, </text:span><text:span text:style-name="T1">belirtilmelidir. Tarih tahliyede kullanılır.</text:span></text:p>
        </text:list-item>
        <text:list-item>
          <text:p text:style-name="P22">Kiracı tek kişi olmalıdır. Birden fazla kişiyle sözleşme yapmak işlemleri zorlaştırır.</text:p>
        </text:list-item>
      </text:list>
      <text:p text:style-name="P4"/>
      <text:p text:style-name="P4">Yazılı sözleşme Yok<text:span text:style-name="T31">mu ?</text:span></text:p>
      <text:list xml:id="list1604107811" text:style-name="L2">
        <text:list-item>
          <text:p text:style-name="P23">Sözle konuşulması bile yeterlidir. Ama mahkemede ispatı gerekir. Yazılı olması seviye atlatır. </text:p>
        </text:list-item>
      </text:list>
      <text:p text:style-name="P24">Yazılı Sözleşme varsa</text:p>
      <text:list xml:id="list1372341342" text:style-name="L3">
        <text:list-item>
          <text:p text:style-name="P25">Noterden yapılırsa seviye atlatır. Meecburi değildir.</text:p>
        </text:list-item>
        <text:list-item>
          <text:p text:style-name="P25">Belirli veya belirsiz süreli olur. <text:span text:style-name="T14">Sürede sınır yoktur. </text:span><text:span text:style-name="T32">3 ayda, 7 yılda yazılabilir.</text:span></text:p>
        </text:list-item>
        <text:list-item>
          <text:p text:style-name="P19">6 aydan az süreli sözleşmeler BK genel hükümlerine tabiidir.</text:p>
        </text:list-item>
        <text:list-item>
          <text:p text:style-name="P19">BK genel hükümler ve çatılı işyeri-konut için ayrı hükümler içeriri</text:p>
        </text:list-item>
      </text:list>
      <text:p text:style-name="P11">Yazılı sözleşmede sürenin belirtilmesi</text:p>
      <text:list xml:id="list2073732455" text:style-name="L4">
        <text:list-item>
          <text:p text:style-name="P28">Sözleşmede süre belirtilmişse belirli süreli </text:p>
        </text:list-item>
      </text:list>
      <text:p text:style-name="P5"/>
      <text:p text:style-name="P10">Anlaşmazlıklarda BK genel hükümleri veya Çatılı konut-İşyeri hükümleri, taşınmazın cinsine göre uygulanır. İçinde bina olmayan bir taşınmazdan kiracıyı tahliye etmek için ihtiyaç davası açmak, direk çıkmaz yola girmek demektir.</text:p>
      <text:p text:style-name="P6">Genel hükümler</text:p>
      <text:list xml:id="list4122925786" text:style-name="L5">
        <text:list-item>
          <text:p text:style-name="P20">Çatısı olmayan kiralamalar için uygulanır.</text:p>
        </text:list-item>
        <text:list-item>
          <text:p text:style-name="P20"><text:span text:style-name="T32">Kiracıda, </text:span>Kiraya veren <text:span text:style-name="T32">de </text:span>süre bitiminden önce ihtar çekerek <text:span text:style-name="T30">kolayca</text:span> tahliye isteyebilir.</text:p>
          <text:list>
            <text:list-item>
              <text:p text:style-name="P29">Kiracı için tahliye çatılı-çatısız farketmez, ihtar çeker, tahliye eder.</text:p>
            </text:list-item>
            <text:list-item>
              <text:p text:style-name="P29">Kiraya veren çatısızda süreye bağlı ihtarla tahliye edebilir ama çatılıda süreye bağlı ihtarla tahliyeyi normal kira dönemi sonunda isteyemez. Ancak 10 yıl kuralı ile süreye bağlı ihtarla tahliye isteyebilir. </text:p>
            </text:list-item>
          </text:list>
        </text:list-item>
      </text:list>
      <text:p text:style-name="P9"/>
      <text:p text:style-name="P9">Çatılı işyeri- konut kiralarında aşağıdaki hükümler geçerlidir.</text:p>
      <text:p text:style-name="P3"/>
      <text:p text:style-name="P45">Bildirim Yoluyla Fesih</text:p>
      <text:p text:style-name="P13"><text:span text:style-name="T6">Sözleşme </text:span><text:span text:style-name="T4">Belirli Süreli </text:span><text:span text:style-name="T6">ise </text:span><text:span text:style-name="T9">s</text:span><text:span text:style-name="T4">üre sonunda yenilenmezse </text:span><text:span text:style-name="T8">kendiliğinden</text:span><text:span text:style-name="T4"> belirsiz süreli</text:span><text:span text:style-name="T8">ye dönüşür</text:span><text:span text:style-name="T4">.</text:span><text:span text:style-name="T10"> </text:span></text:p>
      <text:list xml:id="list295019112" text:style-name="L6">
        <text:list-item>
          <text:p text:style-name="P55"><text:span text:style-name="T21">B</text:span><text:span text:style-name="T17">elirli ve belirsiz süreli kira sözleşmelerinde uygulanan sona erme ve feshe ilişkin bildirim süreleri farklılık gösteri</text:span><text:span text:style-name="T21">r. </text:span></text:p>
        </text:list-item>
        <text:list-item>
          <text:p text:style-name="P30"><text:span text:style-name="T33">K</text:span>iracı </text:p>
          <text:list>
            <text:list-item>
              <text:p text:style-name="P30"><text:span text:style-name="T33">B</text:span>elirli süreli sözleşmenin süresinin bitiminden en az 15 gün önce bildirimde bulunmak suretiyle kira sözleşmesinin sona ermesini sağla<text:span text:style-name="T33">r.</text:span></text:p>
            </text:list-item>
            <text:list-item>
              <text:p text:style-name="P30">Belirsiz süreyle yapılmış sözleşmelerde kiracı yılın her altı aylık dönemi için üç ay önceden bildirimde bulunarak sözleşmesinin sona ermesini sağla<text:span text:style-name="T33">r.</text:span></text:p>
            </text:list-item>
          </text:list>
        </text:list-item>
        <text:list-item>
          <text:p text:style-name="P44">Kiraya veren </text:p>
          <text:list>
            <text:list-item>
              <text:p text:style-name="P56"><text:span text:style-name="T20">Çatılı konut ve işyeri kiralarında, s</text:span><text:span text:style-name="T21">üreye bağlı </text:span><text:span text:style-name="T20">olarak fesih isteyemez. Ancak 10 yıl kuralı gerçekleştikten sonra süreye bağlı fesih isteyebilir.</text:span></text:p>
            </text:list-item>
            <text:list-item>
              <text:p text:style-name="P56"><text:span text:style-name="T20">Belirli süreli sözleşme çatısız işyerleri için gereklidir. Çatısız işyerlerinde kiraya veren fesih süresine uyarak kiracının tahliyesini isteyebilir.</text:span></text:p>
            </text:list-item>
            <text:list-item>
              <text:p text:style-name="P56"><text:soft-page-break/><text:span text:style-name="T20">Bu şekildeki fesih, bildirim yoluyla kira sözleşmesinin sona ermesi, TBK altında kiraya verene tanınmış yegâne bildirim yoluyla fesih hakkıdır.</text:span></text:p>
            </text:list-item>
            <text:list-item>
              <text:p text:style-name="P57"><text:span text:style-name="T22">İhtiyaçtan tahliyede, </text:span><text:span text:style-name="T20">belirli süreli sözleşmelerde, sürenin sonunda; belirsiz süreli sözleşmelerde kiraya ilişkin genel hükümlere göre fesih dönemine ve fesih bildirimi için öngörülen sürelere uyarak belirlenecek tarihten itibaren 1 ay içinde dava açarak, kira sözleşmesinin sona erdirilmesini isteyebilir</text:span></text:p>
            </text:list-item>
          </text:list>
        </text:list-item>
        <text:list-item>
          <text:p text:style-name="P56">“<text:span text:style-name="Emphasis">on yıllık uzama süresi sonunda kiraya veren, bu süreyi izleyen her uzama yılının bitiminden en az üç ay önce bildirimde bulunmak koşuluyla, herhangi bir sebep göstermeksizin sözleşmeye son verebilir” <text:s/></text:span><text:span text:style-name="Emphasis"><text:span text:style-name="T20">TBK 347</text:span></text:span></text:p>
        </text:list-item>
        <text:list-item>
          <text:p text:style-name="P55"><text:span text:style-name="Emphasis"><text:span text:style-name="T17">“Belirli süreli kira sözleşmelerinde, belirlenen sürenin dolması halinde taraflar arasında açık bir anlaşma olmaksızın kira ilişkisi sürdürülürse kira sözleşmesi belirsiz süreli sözleşmeye dönüşür. Genel hükümlere tabi kira sözleşmelerinde belirli süreli kira sözleşmesinin süresiz hale gelmemesi için, kiraya veren kira süresi bitmeden veya dava açma süresi içinde kira sözleşmesini yenilemeyeceğine dair ihtarname tebliğ ettirirse kira sözleşmesi yenilenmeyeceği gibi, süresiz hale de gelmez.” <text:s/></text:span></text:span><text:span text:style-name="Emphasis">Y</text:span><text:span text:style-name="Emphasis"><text:span text:style-name="T33">HK</text:span></text:span><text:span text:style-name="Emphasis"> 3. HD2017/5595 E. 2019/1993 </text:span><text:span text:style-name="Emphasis"><text:span text:style-name="T33">K.</text:span></text:span></text:p>
        </text:list-item>
      </text:list>
      <text:p text:style-name="P34"/>
      <text:p text:style-name="P46"/>
      <text:p text:style-name="P12">Kiracı sonlandırmak isterse <text:span text:style-name="T12">doğrudan bildirim ile her zaman yapabilir</text:span>; </text:p>
      <text:list xml:id="list2342336829" text:style-name="L7">
        <text:list-item>
          <text:p text:style-name="P31">Sona ermesi için kiracı <text:span text:style-name="T34">belirli süreli sözleşmelerde, </text:span>süre bitiminden 15 gün öncesine kadar bildirim yaparak fesih edebilir. <text:span text:style-name="T34">Belirsiz süreli sözleşmede ise 3 ay önce bildirim yapmalıdır.</text:span></text:p>
        </text:list-item>
        <text:list-item>
          <text:p text:style-name="P31">Süresinden önce boşaltırsa belli bir süre daha kirayı ödemek zorunda kalır</text:p>
        </text:list-item>
      </text:list>
      <text:p text:style-name="P12"/>
      <text:p text:style-name="P12">Kiraya veren sonlandırmak isterse;</text:p>
      <text:p text:style-name="P48"><text:span text:style-name="T36">Bildirim yoluyla s</text:span><text:span text:style-name="T11">üre</text:span><text:span text:style-name="T36">ye Bağlı fesih</text:span></text:p>
      <text:list xml:id="list2970579620" text:style-name="L11">
        <text:list-item>
          <text:p text:style-name="P67"><text:span text:style-name="T17">1</text:span><text:span text:style-name="T16">0 yıl kuralı vardır.</text:span></text:p>
        </text:list-item>
        <text:list-item>
          <text:p text:style-name="P58"><text:span text:style-name="T17">Süreye bağlı olarak ilk sözleşme süresinin bitiminden sonraki 10 yıl boyunca işlem yap</text:span><text:span text:style-name="T18">ıl</text:span><text:span text:style-name="T17">amaz. </text:span><text:span text:style-name="T19">1 yıl süreli bir sözleşmede, </text:span><text:span text:style-name="T17">1+10 yıl bittikten sonraki yıl içerisinde, süre bitiminden en az 3 ay öncesinden bildirim yaparak fesih edebilir. </text:span><text:span text:style-name="T19"><text:s/>7 yıl yazılan bir sözleşmede 10 yıl kuralı 7. yıldan başlar. Yani 7+10+1 yıl= 18 yıl sonra tahliye davası açılabilir.</text:span></text:p>
        </text:list-item>
      </text:list>
      <text:p text:style-name="P47"/>
      <text:p text:style-name="P47"><text:span text:style-name="T37">Kiraya verenin </text:span>Dava Yoluyla Fesih</text:p>
      <text:p text:style-name="P14"><text:span text:style-name="T6">1</text:span><text:span text:style-name="T5">- </text:span><text:span text:style-name="T1">Tahliye Taahhütnamesi</text:span></text:p>
      <text:list xml:id="list768827240" text:style-name="L15">
        <text:list-item>
          <text:p text:style-name="P62"><text:span text:style-name="T27">Tek geçerli yol </text:span><text:span text:style-name="T28">s</text:span><text:span text:style-name="T27">özleşme yapılırken tahliye taahhütnamesi almaktır. Bunun dışındaki tahliye süreçleri uğraştırıcıdr ve sonuçsuz kalma ihtimali yüksektir.</text:span></text:p>
        </text:list-item>
      </text:list>
      <text:list xml:id="list349238974" text:style-name="L8">
        <text:list-item>
          <text:p text:style-name="P26">Tahliye taahhüdü kiracı tarafından taşınmazın belli bir tarihte tahliye edileceğinin kiraya verene yazılı olarak taahhüt edilmesidir. Kiracı bu taahhüdüne rağmen kiralananı tahliye etmez ise; kiraya veren tahliye taahhüdünde belirtilen tarihten itibaren 1 ay içinde icraya başvurarak veya tahliye davası açarak kira sözleşmesini sona erdirebilir.</text:p>
        </text:list-item>
        <text:list-item>
          <text:p text:style-name="P26">Tahliye taahhüdü sebebiyle tahliyenin gerçekleşmesi için yazılı tahliye taahhüdünün bizzat kiracı tarafından verilmiş olması, tahliye tarihinin belli olması ve tahliye taahhüdünün kiralananın kiracıya tesliminden sonra verilmiş olması gerekir.<text:a xlink:type="simple" xlink:href="applewebdata://C2BD8217-EEC4-46BE-B333-06A7604F3BA4#_ftn7" office:name="_ftnref7" text:style-name="Internet_20_link" text:visited-style-name="Visited_20_Internet_20_Link">[7]</text:a> Yargıtay tarafından kira sözleşmesinin imza tarihinde alınan tahliye taahhütleri “tazyik ve ikrah halinde verilmiş olma ihtimaline” binaen geçersiz sayılmaktadır.</text:p>
        </text:list-item>
        <text:list-item>
          <text:p text:style-name="P26">Dolayısıyla teslim anında tahliye taahhüdü verilmesine rağmen, tahliye taahhüdüne teslim tarihinden sonraki bir tarihin atılmasının söz konusu olduğu, kanuna karşı hile teşkil eden bu durumlarda tahliye taahhüdü geçersiz olacaktır ve kiracı kanuna karşı hileyi ve tahliye taahhüdünün geçersizliğini her türlü delille ispatlama hakkına sahip olacaktır.</text:p>
        </text:list-item>
        <text:list-item>
          <text:p text:style-name="P26">Sözlü geçerli değildir. Yazılı olması gerekir.</text:p>
        </text:list-item>
        <text:list-item>
          <text:p text:style-name="P27">Noterden yapılırsa seviye atlatır. Mecburi değildir.</text:p>
        </text:list-item>
      </text:list>
      <text:list xml:id="list3474836239" text:style-name="L9">
        <text:list-item>
          <text:p text:style-name="P17"><draw:custom-shape text:anchor-type="paragraph" draw:z-index="0" draw:name="Shape 2" draw:style-name="gr2" svg:width="0.678cm" svg:height="0.488cm" svg:x="-0.101cm" svg:y="0.02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3">En Kolay yoldur, </text:span><text:span text:style-name="T4">tahliye taahhütnamesi ile sonlandırabilir.</text:span></text:p>
        </text:list-item>
        <text:list-item>
          <text:p text:style-name="P33">Taahhütnamede olması gerekenler</text:p>
          <text:list>
            <text:list-item>
              <text:p text:style-name="P33">Sözleşme tarihinden sonraki bir tarihte imzalanması gerekir.</text:p>
            </text:list-item>
            <text:list-item>
              <text:p text:style-name="P33">Sözleşme tarihinde yapılsa bile taahhüt tarihi ileriki bir döneme atılmalıdır.</text:p>
            </text:list-item>
            <text:list-item>
              <text:p text:style-name="P54"><text:span text:style-name="T1">Tarihsiz bir taahhütname alınıp duruma göre tarih atılabilir. </text:span><text:span text:style-name="T7">En gücelidir.</text:span></text:p>
            </text:list-item>
            <text:list-item>
              <text:p text:style-name="P54"><text:span text:style-name="T1">Boş taahhüdün sonradan doldurulması hukuken geçerlidir. </text:span><text:span text:style-name="T5">(kiracı imzalarsa??)</text:span></text:p>
            </text:list-item>
            <text:list-item>
              <text:p text:style-name="P33"><text:soft-page-break/>Taahhüt edilen boşaltma tarihini izleyen 30 gün içerisinde işlem yapılması gerekir,</text:p>
              <text:list>
                <text:list-item>
                  <text:p text:style-name="P33">30 gün içerisinde tahliye davası açılabilir</text:p>
                </text:list-item>
                <text:list-item>
                  <text:p text:style-name="P33">30 gün içerisinde ihtarname çekilerek dava açma süresi 1 yıla çıkarılabilir.,</text:p>
                </text:list-item>
                <text:list-item>
                  <text:p text:style-name="P33">30 gün içerisinde işlem yapılmazsa taahhütname geçersiz hale gelir. <text:s/></text:p>
                </text:list-item>
              </text:list>
            </text:list-item>
          </text:list>
        </text:list-item>
        <text:list-item>
          <text:p text:style-name="P17">Tahliye taahhütnamesinin sağladığı en büyük kolaylık kiracının mahkeme yoluyla çıkarılması yolunun yanında icra yoluyla takip edilme olanağının da bulunmasıdır. İcra yolunda, icra dairesince kiracıya tahliye emri gönderilir <text:s/>ve on beş günlük bir süre verilir. Kiracı bu tahliye emrine tebliğden itibaren yedi gün içerisinde itiraz edebilir. İtiraz halinde kiraya veren itirazın kendine ulaşmasından itibaren altı ay içerisinde icra mahkemesine başvurabilir. Eğer bu altı aylık süreyi kaçırmış ise gene itirazın tebliğinden itibaren başlayan bir yıllık süre zarfında sulh hukuk mahkemesine başvurma hakkı mevcuttur.</text:p>
        </text:list-item>
        <text:list-item>
          <text:p text:style-name="P17">Yargıtay 12. HD 9.3.20202020/1175 E. 2020/2309 K.- “<text:span text:style-name="Emphasis">Tahliye taahhüdünde, tahliye tarihi belli ( açık ) bir şekilde yer almadığından Türk Borçlar Kanununun 352. maddesinin aradığı anlamda bir tahliye taahhüdünün varlığından bahsedilemez. O halde, ilk derece mahkemesince belirtilen gerekçe ile davanın reddine ve Bölge Adliye Mahkemesince de istinaf başvurusunun esastan reddine karar verilmesi gerekir.”</text:span></text:p>
        </text:list-item>
      </text:list>
      <text:p text:style-name="P7"><text:span text:style-name="T15">2</text:span>- Kira bedelinin ödenmemesi nedeni ile tahliye</text:p>
      <text:list xml:id="list4049210774" text:style-name="L16">
        <text:list-item>
          <text:p text:style-name="P39"><text:span text:style-name="T27"/></text:p>
        </text:list-item>
      </text:list>
      <text:list xml:id="list3290987390" text:style-name="L10">
        <text:list-item>
          <text:p text:style-name="P36"><draw:custom-shape text:anchor-type="paragraph" draw:z-index="1" draw:name="Shape 3" draw:style-name="gr1" svg:width="0.694cm" svg:height="0.602cm" svg:x="0.429cm" svg:y="0.43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Ödeme süresinde yapılırsa</text:p>
          <text:list>
            <text:list-item>
              <text:p text:style-name="P37">Aynı kira döneminde 2 kez haklı ihtar yapılmışsa ödeme yapılsa dahi <text:span text:style-name="T38">k</text:span>ira yılının bitiminden başlayarak bir ay içinde, dava yoluyla kira sözleşmesini sona erdirebil<text:span text:style-name="T38">ir.</text:span></text:p>
            </text:list-item>
            <text:list-item>
              <text:p text:style-name="P37">İhtarda ödenmeyen kira bedeli tutarı ve hangi aylara ait olduğu açıklanmalı, verilen süre içinde ödeme yapılmaması halinde fesih ve tahliye talep edileceği ihtar edilmelidir. Bu sebebe dayanılarak tahliye talep edilebilmesi için, ihtaren haklı sebeple çekilmiş olması, başka bir ifade ile kira bedelinin ödenmesi gereken zamanda ödenmemiş olması üzerine keşide edilmiş olması gerekmektedir. Kira bedelinin ödenmesi zamanı gelmeden çekilen ihtarın veya ihtar kiracıya tebliğ edilmeden, kiracı tarafından kira bedeli ödemesi yapılmış olan durumlarda, haklı ihtardan söz edilmesi mümkün değildir. <text:span text:style-name="T38">İ</text:span>htarın haklı olmadığı kiracı tarafından her türlü delille ispatlanabilir.</text:p>
            </text:list-item>
            <text:list-item>
              <text:p text:style-name="P37">İki haklı ihtara dayanılarak tahliye talep edilebilmesinin bir diğer şartı da, bir kira dönemi içinde iki haklı ihtarın yapılmış olmasıdır. Kira sözleşmesinin bir yıldan kısa olduğu hallerde, bu süre içinde; kira sözleşmesinin bir yıl veya bir yıldan uzun süreli olduğu hallerde ise bir kira yılı içinde iki haklı ihtar yapılmış olması gerekir. İki ayrı kira yılı içinde yapılan birer haklı ihtar, kiralayana iki haklı ihtara dayanarak tahliye talep etme hakkı vermez.</text:p>
            </text:list-item>
            <text:list-item>
              <text:p text:style-name="P37">Süresiz kira sözleşmelerinde ve kira bedelinin yıllık olarak ödendiği kiralamalarda,  2 haklı ihtara dayanarak dava yoluyla kira sözleşmesinin sonlandırılması mümkün değildir. Zira iki haklı ihtarı gerçekleştirecek bir kira dönemi bulunmamaktadır veya kira bedeli peşin ödendiği için kiracının bir kira yılında iki defa temerrüde düşürülmesi mümkün olmayacaktır. İki haklı ihtara dayanılarak açılacak tahliye davası, kira döneminin sona ermesini izleyen 1 ay içinde açılmalıdır.</text:p>
            </text:list-item>
            <text:list-item>
              <text:p text:style-name="P37">Yargıtay 6. HD 20.9.2016 2016/51 E. 2016/5316 K<text:span text:style-name="Emphasis">.-“İki haklı ihtar sebebiyle açılan davada tahliyeye karar verilebilmesi için kiracıya bir yıldan kısa süreli kira sözleşmelerinde kira süresi içinde, bir yıl ve daha uzun süreli kira sözleşmelerinde ise bir kira yılı veya bir kira yılını aşan süre içinde kira bedelini ödemediği için yazılı olarak iki haklı ihtarda bulunulması gerekir. İhtar tebliğinden sonra yapılan ödemeler iki haklı ihtarın oluşmasına engel teşkil etmez. Süresiz sözleşmelerde ve kira parasının yıllık ödenmesi gereken hallerde iki haklı ihtar oluşmaz………….. 01/10/2002 başlangıç tarihli, bir yıl süreli yazılı kira sözleşmesinin varlığı, taraflar arasında uyuşmazlık konusu değildir. Davacı iki ayrı icra takibi üzerine ödeme emirlerinin tebliğ edilmelerinden sonra davalı tarafından ödemelerin yapıldığı iddiasıyla, iki haklı ihtara neden olan davalının tahliyesi istemi ile 03/12/2014 tarihinde iş bu davayı açmıştır. Yukarıda açıklanan esaslara göre iki haklı ihtar hukuki sebebine dayanılarak açılan davanın, kira yılının bitiminden başlayarak bir ay içerisinde açılması gerekir. Kira sözleşmesinin bir yıl olan süresi 30/09/2003 tarihinde sona ermiş ve 6098 Sayılı Türk Borçlar Kanunu’n 347/1 madde gereğince, ayni koşullarla kendiliğinden birer yıllık sürelerle uzayarak dava tarihine nazaran süresi 30.09.2014 tarihinde son bulmuştur. Bu durumda yasal bir aylık süre geçirildikten sonra 03/12/2014 tarihinde açılan dava süresinde açılmadığından, mahkemece tahliye isteminin reddine karar verilmesi gerekirken…” </text:span></text:p>
            </text:list-item>
          </text:list>
        </text:list-item>
      </text:list>
      <text:p text:style-name="P61"><text:span text:style-name="T25">3</text:span><text:span text:style-name="T26">- Kiracının kendi konutu varsa</text:span></text:p>
      <text:p text:style-name="P38"/>
      <text:p text:style-name="P49"><text:soft-page-break/>Genel Hükümlere Göre Çatılı işyeri konut tahliyesi</text:p>
      <text:p text:style-name="P49">TBK’nın 299 ile 338. Maddeleri arasında genel hükümler bulunmaktadır. Konut ve çatılı işyeri kiraları bakımından genel hükümler, konut ve çatılı işyeri kiralarına ilişkin özel hükümlerde, bu konuda herhangi bir düzenleme bulunmaması halinde uygulanmaktadır. Kira Sözleşmesinin kiracı tarafından ihlal edilmesi üzerine kira sözleşmesinin feshinin düzenlendiği 316. Maddesi ve kiracının temerrüde düşmesi halinde kira sözleşmesinin feshine imlan tanıyan TBK 315. Maddesi, TBK genel hükümler arasında yer alan ancak konut ve çatılı işyeri kiralarında, kira sözleşmesinin feshinde de uygulanan düzenlemelerdir.</text:p>
      <text:p text:style-name="P49"/>
      <text:p text:style-name="P49">Akde aykırılık nedeniyle</text:p>
      <text:p text:style-name="P49">Yargıtay 3 H.D. 21.12.2017 2017/5876 E. ve 2017/18025 K.<text:span text:style-name="Emphasis"> “………….akde aykırılık nedenine dayanılarak açılan davada tahliye kararı verilebilmesi için akde aykırı davranışın önemli ve doğrudan doğruya kiralananın bizzat kullanılması ile ilgili olması gerekir. Bunun dışında sözleşme ile konulan yükümlülüklerin kiracı tarafından yerine getirilmemesi akde aykırılık nedeni ile tahliye sonucunu doğurmaz. Koşulların bulunması halinde sadece akdin feshine yol açar”.</text:span></text:p>
      <text:p text:style-name="P49"/>
      <text:p text:style-name="P50">Kiracının Temerrüdü</text:p>
      <text:p text:style-name="P50">TBK genel hükümlerde yer almasına rağmen, konut ve çatılı işyeri kiraları için de uygulanacak tahliye sebeplerinden biri de, kiracının temerrüdüdür.</text:p>
      <text:p text:style-name="P50"/>
      <text:p text:style-name="P50">TBK’nın 315. maddesi uyarınca kiracının kiralananın tesliminden sonra kira bedeli ve yan giderleri ödemekte temerrüde düşmesi durumunda, konut ve çatılı işyeri kiralarında, kiracıya en az 30 gün süre verilerek, ödenmeyen kira bedeli ve yan giderlerin ödenmesi talep edilebilir. Kiracı kendisine verilen 30 günlük süre içinde, temerrüt konusu borcu ödemediği takdirde, kiralayan kira sözleşmesini feshederek, taşınmazın tahliyesini talep edebilir.</text:p>
      <text:p text:style-name="P50"/>
      <text:p text:style-name="P50">Temerrüt nedeniyle kira sözleşmesinin feshedilebilmesi için ihtarın çekildiği tarihte kira bedeli veya yan gider borcunun muaccel olması, kiracı tarafından muaccel borcun ihtarname ile verilen 30 günlük süre içinde ödenmemesi ve ihtarnamede 30 günlük süre içinde kira bedelinin ödenmemesi halinde kira akdinin feshedilerek tahliyenin talep edileceğinin açık olarak yazılmış olması zorunludur</text:p>
      <text:p text:style-name="P50">Uygulamada kiracının temerrüde düşmesi üzerine, kiracıya İcra ve İflas kanunu uyarınca ödeme emir yollanmakta ve bu ödeme ermine 7 gün içinde itiraz edilmediği ve/veya kira bedeli 30 gün içinde ödenmediği takdirde kiralananın icra dairesince tahliyesi talep edilmektedir. Bun karşın kiracının ödeme emrini aldığı tarihten itibaren borca veya kira sözleşmesinin varlığına itiraz etmesi halinde, itirazın kaldırılması için kiraya veren tarafından itirazın kaldırılması ve kiralananın tahliyesi talepli dava açılması gerekmektedir.</text:p>
      <text:list xml:id="list60453614243919" text:continue-list="list4049210774" text:style-name="L16">
        <text:list-item>
          <text:p text:style-name="P63"><text:span text:style-name="T27">Kiracının ödeme süre</text:span><text:span text:style-name="T29">s</text:span><text:span text:style-name="T27">ine uymadığı anda ihtarname çekerek süreci takip gerekir.</text:span></text:p>
        </text:list-item>
      </text:list>
      <text:list xml:id="list3043314336" text:style-name="L20">
        <text:list-item>
          <text:p text:style-name="P40">Sözleşmede belirlenen ödeme zamanında yapılmazsa ihtarname çekilir. İhtarnamede sözleşme konusuna göre süre belirtilerek ödemenin y<text:span text:style-name="T38">a</text:span>pılması istenmelidir. </text:p>
        </text:list-item>
        <text:list-item>
          <text:p text:style-name="P40"><text:span text:style-name="T31">İhtardaki süre içerisinde ö</text:span>deme yapılmazsa </text:p>
          <text:list>
            <text:list-item>
              <text:p text:style-name="P41"><draw:custom-shape text:anchor-type="paragraph" draw:z-index="2" draw:name="Shape 1" draw:style-name="gr1" svg:width="0.694cm" svg:height="0.602cm" svg:x="0.512cm" svg:y="0.014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31">beklemeye gerek yoktur, </text:span>doğrudan tahliye davası açılır.</text:p>
            </text:list-item>
            <text:list-item>
              <text:p text:style-name="P41">Yargıtay 8. HD. 6.12.2018 2018/13454 E 2018/19860 K.- “<text:span text:style-name="Emphasis">Türk Borçlar Kanunu’nun 315. maddesi hükmü uyarınca temerrüt nedeniyle tahliyeye karar verilebilmesi için istenen kira parasının muaccel ( istenebilir ) olması ve bu kira bedelinin verilen otuz ( 30 ) günlük sürede ödenmemiş bulunması, ihtarnamede verilen süre içerisinde kira parasının ödenmemesi halinde akdin feshedileceğinin açıkça belirtilmesi gerekir. Kira parası götürülüp ödenmesi gereken borçlardan olduğundan kiralayana götürülüp elden ödenmesi veya gideri kiracıya ait olmak koşuluyla konutta ödemeli olarak PTT kanalıyla gönderilmesi gerekir. Bundan ayrı, sözleşmede özel bir koşul kabul edilmiş ise bu husus da göz önünde tutulmalıdır. Açıklanan şekilde yapılmayan ödemeler yasal ödeme olarak kabul edilemez. Ancak teamül haline gelmiş bir ödeme şekli varsa bu şekilde yapılan ödeme de geçerlidir…………………. Davanın hukuki dayanağı Türk Borçlar Kanunu’nun kiracının temerrüdünü düzenleyen 315. maddesinden kaynaklanmaktadır. Kiralayanın kiracıya göndereceği temerrüt ihtarnamesinde talep edilen kira parasının otuz gün içinde ödenmesinin yazılması, bu süre içinde ödenmediği takdirde akdin feshiyle tahliye davası açılacağı hususunun ihtar edilmesi zorunludur. Davalı aleyhine kira alacağının tahsili amacıyla 14.02.2017 tarihinde başlatılan takip üzerine, 30 günlük ödeme ve 7 günlük itiraz sürelerini ihtiva edecek şekilde düzenlenen örnek 13 ödeme emri davalıya 03.03.2017 tarihinde tebliğ edilmiştir. Bu durumda 30 günlük yasal süre içerisinde takibe konu borcun ödenmesi gerekirken, yukarıda açıklandığı üzere takibe konu kira alacağının takipten önce ve </text:span><text:soft-page-break/><text:span text:style-name="Emphasis">takip ile belirtilen süre içerisinde davacı alacaklıya ödenmediği anlaşılmakla, temerrüt nedeniyle tahliye koşulları oluşmuştur”</text:span></text:p>
            </text:list-item>
          </text:list>
        </text:list-item>
      </text:list>
      <text:p text:style-name="P38"/>
      <text:p text:style-name="P70"><text:span text:style-name="Strong_20_Emphasis">ÖNEMLİ SEBEPLER NEDENİYLE KİRA SÖZLEŞMESİNİN FESHİ</text:span></text:p>
      <text:p text:style-name="P71">TBK’nın 331. maddesinde kiraya veren veya kiracının, kira ilişkisinin devamını kendisi için çekilmez hale getiren önemli sebeplerin varlığı halinde, fesih bildirim sürelerine uymak suretiyle kira sözleşmesini feshedebileceği düzenlenmiştir.</text:p>
      <text:p text:style-name="P35"/>
      <text:p text:style-name="P35">Yargıtay 6. HD 27.102015 2015/7331 E. 2015/9163 K- “<text:span text:style-name="Emphasis">Olağanüstü fesih, belirli ve belirsiz süreli sürekli borç ilişkilerini haklı sebeple, vaktinden önce ve ileriye yönelik olarak sona erdiren bir imkandır. Olağanüstü feshin, olağan fesih karşısındaki özelliği geçerliliğinin akdi veya kanuni bir fesih sebebine ( haklı sebebe ) dayanmasıdır. Olağanüstü nedenler yasada sayılmış olup bunlardan biriside TBK. 331 maddesinde düzenlenen önemli sebeplerle kira sözleşmesinin feshi halidir. Herhangi bir nedenle, sürekli edimli sözleşmeler kapsamında olan kira sözleşmesinde eğer taraflardan herhangi birisi için çekilmezlik hali durumu ortaya çıkmışsa, o tarafın sözleşme ile bağlı kalması kendisinden beklenemez. Önemli sebep kapsamında çekilmezlik, tarafın sözleşmeye katlanamayacağı haldir . Bu duruma örnek olarak kiracı memurun başka bir şehre atanması hali gösterilebilir. Böyle bir durumda, kiracı memur için kira sözleşmesinin devamı, çekilmez bir hal sayılır. Çekilmezlik halinin varlığında, taraflardan her biri, fesih süresine uymak şartıyla sözleşmeyi her zaman için feshetme hakkını kullanabilir. Genel kural niteliğinde olan bu tür fesih hakkı, sözleşme belirli veya belirsiz olsun, konut ve çatılı işyeri kirası dahil her tür kira ilişkisinde kullanılabilir. TBK m.331de düzenlenen bu fesih türünün kullanılabilmesi için, taraflar arasında akdedilen geçerli bir kira sözleşmesinin varlığı, kira sözleşmesinin devamını tarafları için beklenemez kılan haklı sebeplerin var olması ve haklı sebebe dayanan kiralayan ve kiracının, TBK. m. 329maddesine göre ( üç ay ) ve TBK.330 maddesine göre ( üç gün ) yasal fesih bildirimi süresine uyarak fesih bildiriminde bulunması gerekmektedir”</text:span></text:p>
      <text:p text:style-name="P38"/>
      <text:p text:style-name="P51">3. sırada uygulanacaklar genelde süreci uzatmaya yarar ve sonuçsuz kalma ihtimali yüksektir.</text:p>
      <text:list xml:id="list2828728658" text:style-name="L17">
        <text:list-item>
          <text:p text:style-name="P64"><text:span text:style-name="T26">Özenle kullanma ve çevreye saygı (!!) sebebiyle</text:span></text:p>
          <text:list>
            <text:list-item>
              <text:p text:style-name="P65"><text:span text:style-name="T23">Pek sonuca ulaşılabilecek bir seçenek değildir. Şahitlerle ispatlanmalıdır. </text:span><text:span text:style-name="T24">Şahit bulmak zordur. Kimse mahkemelerde uğraşmak istemez.</text:span></text:p>
            </text:list-item>
          </text:list>
        </text:list-item>
        <text:list-item>
          <text:p text:style-name="P65"><text:span text:style-name="T26">Yeniden inşa sebebiyle</text:span></text:p>
          <text:list>
            <text:list-item>
              <text:p text:style-name="P65"><text:span text:style-name="T24">Büyük bir tadilat yapılacağı ispatlanırsa tahliye sağlanır.</text:span></text:p>
            </text:list-item>
            <text:list-item>
              <text:p text:style-name="P43">Tadilat sonucunda aynı kiracının önceliği vardır.</text:p>
            </text:list-item>
            <text:list-item>
              <text:p text:style-name="P43"><text:span text:style-name="T13">Yeniden imar ve inşa nedeniyle açılacak tahliye davaları, aynı gereksinim nedeniyle açılacak tahliye davaları gibi; belirli süreli sözleşmelerde, sürenin sonunda; belirsiz süreli sözleşmelerde kiraya ilişkin genel hükümlere göre fesih dönemine ve fesih bildirimi için öngörülen sürelere uyarak belirlenecek tarihten itibaren 1 ay içinde açılmalıdır.</text:span></text:p>
            </text:list-item>
            <text:list-item>
              <text:p text:style-name="P43"><text:span text:style-name="T13">Yargıtay 6. H.D. 27.06.2013 2013/8790 E. 2013/11214 K. </text:span><text:span text:style-name="Emphasis"><text:span text:style-name="T13">“Esaslı imar ve inşaat sebebiyle açılan dava da ise taşınmazın harap olmaktan kurtarmak amacıyla yapılacak tamir ve tadilatının esaslı ve imar amaçlı olup olmadığı, tadilat esnasında kiralananda ikamet etmenin mümkün olup olmadığı konusunda mahallinde keşif yapılarak alınacak bilirkişi raporu doğrultusunda karar verilmesi gerekirken………….”</text:span></text:span></text:p>
            </text:list-item>
          </text:list>
        </text:list-item>
        <text:list-item>
          <text:p text:style-name="P68"><text:span text:style-name="T24">Satışı yapılarak</text:span></text:p>
        </text:list-item>
      </text:list>
      <text:list xml:id="list1156311596" text:style-name="L14">
        <text:list-item>
          <text:list>
            <text:list-item>
              <text:p text:style-name="P59"><text:span text:style-name="T24">Mal sahibi değişse dahi sözleşme yeni malik ile devam eder.</text:span></text:p>
            </text:list-item>
            <text:list-item>
              <text:p text:style-name="P42">Yeni malik ihtiyaç sebebiyle tahliye isteyebilir.</text:p>
            </text:list-item>
            <text:list-item>
              <text:p text:style-name="P42">Tapu tarihini izleyen 1 ay içerinde ihtarname çekmesi gerekir.</text:p>
            </text:list-item>
            <text:list-item>
              <text:p text:style-name="P42">6 ay sonra tahliye davası açabilir. </text:p>
            </text:list-item>
            <text:list-item>
              <text:p text:style-name="P42">İhtiyacın ispatlanması gerekir.</text:p>
            </text:list-item>
            <text:list-item>
              <text:p text:style-name="P42">yeni malikin taşınmazı aldığı tarihten itibaren 1 ay içinde bildirimde bulunması şartıyla, 6 ay sonra dava açmak yoluyla veya kira süresi sona erdikten sonraki 1 ay içinde gereksinim nedeniyle dava açmak suretiyle açılabilir. Yeni malik bu davada kiralanana kendisinin üst veya alt soyunun gereksinim duyduğunu belirterek, kiralananın tahliyesini talep edebilir. Bu hükme dayanılarak açılacak tahliye davalarında, kiralananın yeni malik tarafından edinildiğine dair, taşınmazın <text:soft-page-break/>edinilmesinden itibaren 1 ay içinde yapılacak olan bildirimin, kiracının eline geçmiş olması önemli ve gereklidir.</text:p>
            </text:list-item>
          </text:list>
        </text:list-item>
        <text:list-item>
          <text:p text:style-name="P60"><text:span text:style-name="T23">İhtiyaç nedeniyle</text:span></text:p>
          <text:list>
            <text:list-item>
              <text:p text:style-name="P60"><text:span text:style-name="T23">Pek sonuca ulaşılabilecek bir seçenek değildir. İhtiyacın geçerliliği </text:span><text:span text:style-name="T24">lafla değil, belgelerle</text:span><text:span text:style-name="T23"> ispatlanmalıdır.</text:span></text:p>
            </text:list-item>
          </text:list>
        </text:list-item>
      </text:list>
      <text:list xml:id="list1118900837" text:style-name="L19">
        <text:list-item>
          <text:list>
            <text:list-item>
              <text:p text:style-name="P66"><text:span text:style-name="T24">ihtiyaç nedeniyle tahliye davası önceden bildirimde bulunulmaksızın kira döneminin sona ermesini izleyen bir ay içinde de açılabilir. Böyle bir durumda, yeni döneme ilişkin kira bedeli ihtirazı kayıtla alınmalıdır.</text:span></text:p>
            </text:list-item>
            <text:list-item>
              <text:p text:style-name="P66"><text:span text:style-name="T24">Yargıtay 6. HD. 8.11.2010 2010/7780 E. ve 2010/12272K- “</text:span><text:span text:style-name="Emphasis"><text:span text:style-name="T24">İhtiyaç iddiasına dayalı davalarda tahliyeye karar verilebilmesi için ihtiyacın gerçek, samimi ve zorunlu olduğunun kanıtlanması gerekir. Devamlılık arz etmeyen geçici ihtiyaç tahliye nedeni yapılamayacağı gibi henüz doğmamış veya gerçekleşmesi uzun bir süreye bağlı olan ihtiyaç da tahliye sebebi olarak kabul edilemez.</text:span></text:span></text:p>
            </text:list-item>
          </text:list>
        </text:list-item>
      </text:list>
      <text:p text:style-name="P3"/>
      <text:p text:style-name="P3">Kiralananın kiraya veren tarafından, yukarıda üç başlık altında <text:span text:style-name="T35">(</text:span><text:span text:style-name="T36">5-</text:span><text:span text:style-name="T35">6-7)</text:span> açıklanan sebeplerden herhangi biri ileri sürülerek kira sözleşmesinin feshedilmesi ve kiralananın dava yoluyla tahliye edilmesi halinde; kiraya veren, kiralananı TBK 355. Maddesi uyarınca 3 yıl boyunca başka bir kiracıya kiraya veremez. Bu hükümlere aykırı davranılması halinde kiraya veren 1 yıllık kira bedeli tutarında tazminatı kiracıya ödemek zorunda kalabilir.</text:p>
      <text:p text:style-name="P3"/>
      <text:p text:style-name="P69"><text:span text:style-name="Emphasis"/></text:p>
      <text:p text:style-name="P3"/>
      <text:p text:style-name="P3"/>
      <text:p text:style-name="P3"/>
      <text:p text:style-name="P6">Kiracı ölürse murisleri kiracı olur.</text:p>
      <text:p text:style-name="P6"/>
      <text:p text:style-name="P8">Yargıtay Kararları</text:p>
      <text:p text:style-name="P6">“Kiracı yasal tahliye ve anahtar teslimi gerçekleşinceye dek kira parasını ödemekle yükümlüdür. Kiralanan tahliye edilmedikçe kiracının sözleşmeden kaynaklanan yükümlülükleri devam eder. Kiralananın tahliyesi ise teslim ile olur. Teslimin varlığı ise kiracı tarafından ispatlanmalıdır. Kiralananın boşaltılması, adresini taşıması yahut kiracı tarafından kullanılmaması yasal teslim olmadığından, kiraya veren tarafından kabul edilmedikçe kiracıyı yükümlülüklerinden kurtarmaz. Kiralananın tahliye ve teslim edildiği davalı tarafından yazılı delillerle kanıtlanamadığından, davacının beyan ettiği tarihin, mahkemece tahliye tarihi olarak kabul edilmesi isabetli görülmüştür.” <text:span text:style-name="Emphasis">Yargıtay 3. Hukuk D. 2017/8357 E. 2019/4928 K.</text:span></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text:p>
      <text:p text:style-name="P6"><text:span text:style-name="Emphasis">http://www.yaziciao.com/tr/turk-borclar-kanunu-uyarinca-konut-ve-catili-kira-sozlesmelerinin-kiraya-veren-tarafindan-sona-erdirilmes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10T06:04:52.315382223</dc:date>
    <meta:editing-duration>P1DT9H3M20S</meta:editing-duration>
    <meta:editing-cycles>88</meta:editing-cycles>
    <meta:generator>LibreOffice/7.3.7.2$Linux_X86_64 LibreOffice_project/30$Build-2</meta:generator>
    <meta:print-date>2021-12-20T09:41:14.024934500</meta:print-date>
    <meta:document-statistic meta:table-count="0" meta:image-count="0" meta:object-count="0" meta:page-count="6" meta:paragraph-count="116" meta:word-count="2972" meta:character-count="22482" meta:non-whitespace-character-count="19677"/>
  </office:meta>
</office:document-meta>
</file>